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Differential amplifier board</text:p>
          </table:table-cell>
          <table:table-cell table:style-name="ce4" table:number-columns-repeated="13"/>
          <table:table-cell table:style-name="ce1" table:number-columns-repeated="50"/>
          <table:table-cell table:number-columns-repeated="960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L0603C0G101JT50V</text:p>
          </table:table-cell>
          <table:table-cell office:value-type="float" office:value="0.02" calcext:value-type="float">
            <text:p>0.02</text:p>
          </table:table-cell>
          <table:table-cell table:number-columns-repeated="8"/>
          <table:table-cell office:value-type="string" calcext:value-type="string">
            <text:p>NP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2, C3, C6-C9, C12, C13, C26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03ZD106KAT2A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X5R, 1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1, C11, C18, C19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16, C17</text:p>
          </table:table-cell>
          <table:table-cell office:value-type="string" calcext:value-type="string">
            <text:p>8-30pF</text:p>
          </table:table-cell>
          <table:table-cell office:value-type="string" calcext:value-type="string">
            <text:p>Capacitor_SMD:C_Trimmer_Murata_TZ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GC3S300NM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C10, C20-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NSR05T30</text:p>
          </table:table-cell>
          <table:table-cell office:value-type="string" calcext:value-type="string">
            <text:p>Diode_SMD: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R05T30XV2T5G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P601D-R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D4-D6</text:p>
          </table:table-cell>
          <table:table-cell office:value-type="string" calcext:value-type="string">
            <text:p>PESD5V0X1B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D5V0X1B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Triax_inner</text:p>
          </table:table-cell>
          <table:table-cell office:value-type="string" calcext:value-type="string">
            <text:p>oscilloscope-probes:TRIAX_TUBE</text:p>
          </table:table-cell>
          <table:table-cell office:value-type="float" office:value="1" calcext:value-type="float">
            <text:p>1</text:p>
          </table:table-cell>
          <table:table-cell office:value-type="float" office:value="970050244" calcext:value-type="float">
            <text:p>970050244</text:p>
          </table:table-cell>
          <table:table-cell table:formula="of:=0.29+0.31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Triax_outer</text:p>
          </table:table-cell>
          <table:table-cell office:value-type="string" calcext:value-type="string">
            <text:p>oscilloscope-probes:Tensility_54-00177</text:p>
          </table:table-cell>
          <table:table-cell office:value-type="float" office:value="1" calcext:value-type="float">
            <text:p>1</text:p>
          </table:table-cell>
          <table:table-cell office:value-type="float" office:value="970050354" calcext:value-type="float">
            <text:p>970050354</text:p>
          </table:table-cell>
          <table:table-cell office:value-type="float" office:value="0.64" calcext:value-type="float">
            <text:p>0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J3-J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oscilloscope-probes:TE_2306454_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6454-3</text:p>
          </table:table-cell>
          <table:table-cell office:value-type="float" office:value="0.09" calcext:value-type="float">
            <text:p>0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J7, J8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oscilloscope-probes:RF11-27A-T-00-50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11-27A-T-00-50-G</text:p>
          </table:table-cell>
          <table:table-cell office:value-type="float" office:value="2.51" calcext:value-type="float">
            <text:p>2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1, L2, L5-L9</text:p>
          </table:table-cell>
          <table:table-cell office:value-type="string" calcext:value-type="string">
            <text:p>MMZ1608B601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3, L4</text:p>
          </table:table-cell>
          <table:table-cell office:value-type="string" calcext:value-type="string">
            <text:p>4.7µH</text:p>
          </table:table-cell>
          <table:table-cell office:value-type="string" calcext:value-type="string">
            <text:p>Inductor_SMD:L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E201612E-4R7M=P2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2, R3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, R4-R6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2, R13</text:p>
          </table:table-cell>
          <table:table-cell office:value-type="string" calcext:value-type="string">
            <text:p>487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603FT487K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6, R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8, R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-3AED111V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R14, R15, R20, 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A-3AED221V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Potentiometer_SMD:Potentiometer_Bourns_TC33X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33X-2-303E</text:p>
          </table:table-cell>
          <table:table-cell office:value-type="float" office:value="0.21" calcext:value-type="float">
            <text:p>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oscilloscope-probes:78HF01GW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HF01GWRT</text:p>
          </table:table-cell>
          <table:table-cell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R1283K001C</text:p>
          </table:table-cell>
          <table:table-cell office:value-type="string" calcext:value-type="string">
            <text:p>Package_DFN_QFN:DFN-12-1EP_3x4mm_P0.5mm_EP1.7x3.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7" calcext:value-type="float">
            <text:p>1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U2-U4</text:p>
          </table:table-cell>
          <table:table-cell office:value-type="string" calcext:value-type="string">
            <text:p>OPA659</text:p>
          </table:table-cell>
          <table:table-cell office:value-type="string" calcext:value-type="string">
            <text:p>Package_SON:Texas_S-PVSON-N8_ThermalVi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comp <text:s/>RG403 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1-2-RFX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<text:s/>27-90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-00246</text:p>
          </table:table-cell>
          <table:table-cell office:value-type="float" office:value="4.15" calcext:value-type="float">
            <text:p>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4-layer FR4 1 mm, HASL-ROH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PA2210F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4:.D36]; [.F4:.F36])" office:value-type="float" office:value="49.96" calcext:value-type="float">
            <text:p>49.96</text:p>
          </table:table-cell>
          <table:table-cell table:style-name="ce4" table:number-columns-repeated="6"/>
          <table:table-cell table:style-name="ce4" table:formula="of:=SUMPRODUCT([.D4:.D36]; [.M4:.M36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ble to banana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&gt; <text:s/>C1-C5</text:p>
          </table:table-cell>
          <table:table-cell office:value-type="string" calcext:value-type="string">
            <text:p>10pF 2kV</text:p>
          </table:table-cell>
          <table:table-cell office:value-type="string" calcext:value-type="string">
            <text:p>oscilloscope-probes:Minimal120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1206C100FGGAC7800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office:value-type="string" calcext:value-type="string">
            <text:p>NP0, 1%, &gt;= 6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C6</text:p>
          </table:table-cell>
          <table:table-cell office:value-type="string" calcext:value-type="string">
            <text:p>360pF</text:p>
          </table:table-cell>
          <table:table-cell office:value-type="string" calcext:value-type="string">
            <text:p>Capacitor_SMD:C_0603_1608Metric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603C361G5GAC7867</text:p>
          </table:table-cell>
          <table:table-cell office:value-type="float" office:value="0.47" calcext:value-type="float">
            <text:p>0.47</text:p>
          </table:table-cell>
          <table:table-cell table:number-columns-repeated="8"/>
          <table:table-cell office:value-type="string" calcext:value-type="string">
            <text:p>NP0, 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oscilloscope-probes:SIMPLE_PAD</text:p>
          </table:table-cell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CT3204</text:p>
          </table:table-cell>
          <table:table-cell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-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oscilloscope-probes:Minimal120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HV1206-FX-1005ELF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string" calcext:value-type="string">
            <text:p>1%, &gt;= 6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Resistor_SMD:R_0603_1608Metric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CX to RG-316 150 mm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office:value-type="float" office:value="897616761" calcext:value-type="float">
            <text:p>897616761</text:p>
          </table:table-cell>
          <table:table-cell office:value-type="float" office:value="10.34" calcext:value-type="float">
            <text:p>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2-layer FR4 0.6 mm, HASL-ROH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43:.D49]; [.F43:.F49])" office:value-type="float" office:value="10.745" calcext:value-type="float">
            <text:p>10.745</text:p>
          </table:table-cell>
          <table:table-cell table:style-name="ce4" table:number-columns-repeated="8"/>
          <table:table-cell table:style-name="ce1" table:number-columns-repeated="5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ble to pin</text:p>
          </table:table-cell>
          <table:table-cell table:style-name="ce5" table:number-columns-repeated="4"/>
          <table:table-cell table:style-name="ce2" table:number-columns-repeated="1019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Tweezer tips</text:p>
          </table:table-cell>
          <table:table-cell table:style-name="ce4" table:number-columns-repeated="13"/>
          <table:table-cell table:style-name="ce1" table:number-columns-repeated="50"/>
          <table:table-cell table:number-columns-repeated="960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price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9.53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.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2R0BAT2A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+-0.1pF, 2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.0mm FR4, ENI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67:.D69]; [.F67:.F69])" office:value-type="float" office:value="2.11" calcext:value-type="float">
            <text:p>2.11</text:p>
          </table:table-cell>
          <table:table-cell table:style-name="ce4" table:number-columns-repeated="6"/>
          <table:table-cell table:style-name="ce4" table:formula="of:=SUMPRODUCT([.D26:.D69]; [.M26:.M69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  <table:table-cell table:number-columns-repeated="96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08:51.032379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32:35.994116338</meta:creation-date>
    <meta:generator>LibreOffice/6.4.7.2$Linux_X86_64 LibreOffice_project/40$Build-2</meta:generator>
    <dc:date>2021-06-11T13:33:56.783302828</dc:date>
    <meta:editing-duration>P3DT4H22M7S</meta:editing-duration>
    <meta:editing-cycles>34</meta:editing-cycles>
    <meta:document-statistic meta:table-count="1" meta:cell-count="296" meta:object-count="0"/>
  </office:meta>
</office:document-meta>
</file>